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bdd" officeooo:paragraph-rsid="0017dbdd"/>
    </style:style>
    <style:style style:name="P2" style:family="paragraph" style:parent-style-name="Standard">
      <style:text-properties officeooo:rsid="0019058a" officeooo:paragraph-rsid="0019058a"/>
    </style:style>
    <style:style style:name="T1" style:family="text">
      <style:text-properties officeooo:rsid="001905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могите, пожалуйста, разобраться. <text:span text:style-name="T1">Не могу </text:span>понят<text:span text:style-name="T1">ь</text:span>, как мы получаем ответ 625 в случае <text:s/>использования ((repeated square 2) 5) 625) ?</text:p>
      <text:p text:style-name="P1"/>
      <text:p text:style-name="P1">Если взять и разложить например ((repeated inc 2) 5) = 7 , то тут вроде <text:span text:style-name="T1">все ясно</text:span>:</text:p>
      <text:p text:style-name="P1">(inc (inc (inc (inc (inc 2))))) = (+ 1 (+ 1 (+ 1 (+ 1 (+ 1 2))))) = 7</text:p>
      <text:p text:style-name="P1"/>
      <text:p text:style-name="P1">Но вот с квадратом, не понимаю, потому когда <text:span text:style-name="T1">я</text:span> делаю разложение с квадратом <text:span text:style-name="T1">по аналонгии с верхним разложением</text:span>, то ответ я получаю другой:</text:p>
      <text:p text:style-name="P1"/>
      <text:p text:style-name="P1">(repeated square 2) 5) :</text:p>
      <text:p text:style-name="P2">(square (square (square (square (square 2)))))) = (* 65536 (* 256 (* 16 (* 4 (* 2 2)))))) = 4 294 967 2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4:49:22.879004028</meta:creation-date>
    <dc:date>2019-12-17T15:16:26.091629167</dc:date>
    <meta:editing-duration>PT5M2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08" meta:character-count="548" meta:non-whitespace-character-count="445"/>
  </office:meta>
</office:document-meta>
</file>